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Fibr&amp;Co</text:p>
      <text:p text:style-name="Standard"/>
      <text:p text:style-name="Standard">Ebéniste</text:p>
      <text:p text:style-name="Standard"/>
      <text:p text:style-name="Standard">Conception de mobilier</text:p>
      <text:p text:style-name="Standard">Création de plans avec cotation</text:p>
      <text:p text:style-name="Standard">Création de fiche de débit</text:p>
      <text:p text:style-name="Standard">Sélection et mise en forme de bois de palette brut</text:p>
      <text:p text:style-name="Standard">Réalisation des assemblages avec les techniques d'Ebénisterie</text:p>
      <text:p text:style-name="Standard">Réaliser les finitions</text:p>
      <text:p text:style-name="Standard"/>
      <text:p text:style-name="Standard">Accueil des clients et accueil <text:s/>de groupes</text:p>
      <text:p text:style-name="Standard">Présentation des machines</text:p>
      <text:p text:style-name="Standard">Présentation des procédés</text:p>
      <text:p text:style-name="Standard">Présentation des valeurs de l'entreprise</text:p>
      <text:p text:style-name="Standard"/>
      <text:p text:style-name="Standard">Animation de salons (public de particuliers et de professionels)</text:p>
      <text:p text:style-name="Standard">Présentation sur les stands 5fois par an</text:p>
      <text:p text:style-name="Standard"/>
      <text:p text:style-name="Standard">Organisation des équipes sur les différents mobiliers à concevoir</text:p>
      <text:p text:style-name="Standard"/>
      <text:p text:style-name="Standard">Logiciel</text:p>
      <text:p text:style-name="Standard">Sketchup</text:p>
      <text:p text:style-name="Standard"/>
      <text:p text:style-name="Standard"/>
      <text:p text:style-name="Standard"/>
      <text:p text:style-name="Standard">Les BSTF</text:p>
      <text:p text:style-name="Standard"/>
      <text:p text:style-name="Standard">Création d'une communauté Multi-gaming</text:p>
      <text:p text:style-name="Standard">Gestion des conflits entres membres</text:p>
      <text:p text:style-name="Standard">Création et gestion du service "entre-aide" (formation des membres par des professionnels membres)</text:p>
      <text:p text:style-name="Standard">Gestion des différents pôles de la communauté (technique, gamers, inivités, moins de 18 ans)</text:p>
      <text:p text:style-name="Standard">Création de cahier des charges pour l'équipe technique (création de sites, axes d'amélioration sur les méthodes de recrutement, amélioration de la plateforme de communication...)</text:p>
      <text:p text:style-name="Standard">Veille technologique, concurrentielle sur les jeux vidéos</text:p>
      <text:p text:style-name="Standard">Recherche de partenaires</text:p>
      <text:p text:style-name="Standard"/>
      <text:p text:style-name="Standard"/>
      <text:p text:style-name="Standard"/>
      <text:p text:style-name="Standard">Eolane</text:p>
      <text:p text:style-name="Standard">ouvrier polyvalent</text:p>
      <text:p text:style-name="Standard"/>
      <text:p text:style-name="Standard">Soudure de composant sur circuit imprimé</text:p>
      <text:p text:style-name="Standard">Lecture de schéma électrique et réalisation du cablage</text:p>
      <text:p text:style-name="Standard">Réalisation de mélange chimique pour protéger les cartes electriques</text:p>
      <text:p text:style-name="Standard">Renseigner les clients sur le process et les délais de fabrication</text:p>
      <text:p text:style-name="Standard"/>
      <text:p text:style-name="Standard">Logiciel : logiciel de soudure sur plaque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Gedelec Nord</text:p>
      <text:p text:style-name="Standard">Electricien</text:p>
      <text:p text:style-name="Standard"/>
      <text:p text:style-name="Standard">Lecture de cahier des charges</text:p>
      <text:p text:style-name="Standard">Réalisation de shémas électriques</text:p>
      <text:p text:style-name="Standard"/>
      <text:p text:style-name="Standard">Réalisation d'installation électrique domestique</text:p>
      <text:p text:style-name="Standard">Dépannag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9M16S</meta:editing-duration>
    <meta:editing-cycles>4</meta:editing-cycles>
    <meta:generator>OpenOffice/4.1.3$Win32 OpenOffice.org_project/413m1$Build-9783</meta:generator>
    <dc:date>2017-04-18T00:12:23.60</dc:date>
    <dc:creator>Samuel Maes</dc:creator>
    <meta:document-statistic meta:table-count="0" meta:image-count="0" meta:object-count="0" meta:page-count="2" meta:paragraph-count="38" meta:word-count="213" meta:character-count="1509"/>
    <meta:user-defined meta:name="Info 1"/>
    <meta:user-defined meta:name="Info 2"/>
    <meta:user-defined meta:name="Info 3"/>
    <meta:user-defined meta:name="Info 4"/>
  </office:meta>
</office:document-meta>
</file>